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00ff" officeooo:paragraph-rsid="001500ff"/>
    </style:style>
    <style:style style:name="P2" style:family="paragraph" style:parent-style-name="Standard">
      <style:text-properties officeooo:rsid="001500ff" officeooo:paragraph-rsid="00157147"/>
    </style:style>
    <style:style style:name="P3" style:family="paragraph" style:parent-style-name="Standard">
      <style:text-properties officeooo:rsid="00157147" officeooo:paragraph-rsid="00157147"/>
    </style:style>
    <style:style style:name="P4" style:family="paragraph" style:parent-style-name="Standard">
      <style:text-properties officeooo:rsid="0018989f" officeooo:paragraph-rsid="0018989f"/>
    </style:style>
    <style:style style:name="P5" style:family="paragraph" style:parent-style-name="Standard">
      <style:text-properties officeooo:paragraph-rsid="0018989f"/>
    </style:style>
    <style:style style:name="P6" style:family="paragraph" style:parent-style-name="Standard">
      <style:text-properties officeooo:rsid="001a3a01" officeooo:paragraph-rsid="001a3a01"/>
    </style:style>
    <style:style style:name="P7" style:family="paragraph" style:parent-style-name="Standard">
      <style:text-properties officeooo:rsid="001bec59" officeooo:paragraph-rsid="001bec59"/>
    </style:style>
    <style:style style:name="P8" style:family="paragraph" style:parent-style-name="Standard">
      <style:text-properties officeooo:paragraph-rsid="001bec59"/>
    </style:style>
    <style:style style:name="T1" style:family="text">
      <style:text-properties officeooo:rsid="00157147"/>
    </style:style>
    <style:style style:name="T2" style:family="text">
      <style:text-properties officeooo:rsid="0017638b"/>
    </style:style>
    <style:style style:name="T3" style:family="text">
      <style:text-properties fo:font-variant="normal" fo:text-transform="none" fo:color="#252525"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fo:letter-spacing="normal"/>
    </style:style>
    <style:style style:name="T6" style:family="text">
      <style:text-properties officeooo:rsid="001a3a01"/>
    </style:style>
    <style:style style:name="T7" style:family="text">
      <style:text-properties officeooo:rsid="001bec59"/>
    </style:style>
    <style:style style:name="T8" style:family="text">
      <style:text-properties fo:color="#222222" style:font-name="sans-serif" fo:font-size="10.5pt" fo:letter-spacing="normal" fo:font-style="italic" fo:font-weight="normal"/>
    </style:style>
    <style:style style:name="T9" style:family="text">
      <style:text-properties officeooo:rsid="001dbd1c"/>
    </style:style>
    <style:style style:name="T10" style:family="text">
      <style:text-properties officeooo:rsid="001eb45d"/>
    </style:style>
    <style:style style:name="T11" style:family="text">
      <style:text-properties officeooo:rsid="001fab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o introducción seria correcto plantear los puntos o partes sobre los que se va a estructurar</text:p>
      <text:p text:style-name="P1">este trabajo. Primero debe ser planteado el objetivo ultimo, que es hacer un programa capaz de simular el comportamiento de un predictor de salto de un procesador. Para ello los puntos o partes </text:p>
      <text:p text:style-name="P1">a seguir serán los siguientes :</text:p>
      <text:p text:style-name="P1"/>
      <text:p text:style-name="P1"><text:span text:style-name="T1">1)<text:tab/></text:span>Hacer un programa, (o usar uno ya existente), capaz de extraer la traza de ejecución de un </text:p>
      <text:p text:style-name="P1">programa compilado. Es decir un programa capaz de rastrear y registrar cada una de las instrucciones ejecutadas por otro programa.</text:p>
      <text:p text:style-name="P1"/>
      <text:p text:style-name="P2"><text:span text:style-name="T1">2)<text:tab/></text:span>Hacer un programa que sea capaz de simular el funcionamiento de un predictor de saltos <text:span text:style-name="T11">dinámico </text:span>a partir de la traza de ejecución proporcionada por el primer programa.</text:p>
      <text:p text:style-name="P2"/>
      <text:p text:style-name="P2"/>
      <text:p text:style-name="P3">Dicho esto, lo siguiente sera explicar de manera mas detallada cada uno de los puntos.</text:p>
      <text:p text:style-name="P3"/>
      <text:p text:style-name="P3">Comenzando con el primer punto, es conveniente plantear cual es el resultado esperado del mismo.</text:p>
      <text:p text:style-name="P3">Comencemos definiendo un criterio de comparación para poder determinar cuales son las características que valoraremos a la hora de establecer cuan apropiado es para nuestro propósito.</text:p>
      <text:p text:style-name="P3"/>
      <text:p text:style-name="P3">Primero sera realmente importante que la traza de <text:span text:style-name="T2">ejecución</text:span> <text:span text:style-name="T2">extraída</text:span> contenga el total de las instrucciones condicionales ejecutadas por el programa rastreado, (siendo este programa “el rastreado” aquel que esta siendo analizado por el programa rastreador “aquel que extraer la traza de <text:span text:style-name="T2">ejecución</text:span> del programa rastreado”). <text:span text:style-name="T2">Dicho esto lo siguiente seria explicar a que nos referimos con instrucciones condicionales o mas específicamente “de salto condicional”. Una definición podría ser la siguiente :</text:span></text:p>
      <text:p text:style-name="P3"/>
      <text:p text:style-name="P5"><text:span text:style-name="T1">“</text:span><text:span text:style-name="T3">Los saltos condicionales son aquellas instrucciones en las cuales primero se realiza una comparación entre el contenido de dos registros o variables y dependiendo del resultado obtenido se realiza un salto a alguna etiqueta o posición de memoria.</text:span><text:span text:style-name="T1">”</text:span></text:p>
      <text:p text:style-name="P5"/>
      <text:p text:style-name="P4">Conocida la definición lo siguiente que nos podríamos preguntar es por que estas instrucciones son tan relevantes y la respuesta rápida es porque dicha<text:span text:style-name="T10">s</text:span> instrucciones son la únicas instrucciones necesarias del total que necesitamos extraer para que el simulador de saltos pueda cumplir con su objetivo. Una cosa ha tener en cuenta de la definición es la parte en la que se dice que dependiendo </text:p>
      <text:p text:style-name="P4">del resultado obtenido se realiza un salto o no, es decir antes de ser ejecutadas esta<text:span text:style-name="T6">s</text:span> instrucciones, existen dos posibles ramas de ejecución a tomar en función de el resultado obtenido tras la comparación realizada, la rama en la que la condición se cumple y la rama en la que la condición no se cumple y el inicio de ambas <text:span text:style-name="T10">ramas </text:span>corresponde a dos direcciones distintas. <text:span text:style-name="T6">Esta situación junto con otra característica de los procesadores, (el pipeline) es lo que da sentido al predictor de saltos.</text:span></text:p>
      <text:p text:style-name="P4"/>
      <text:p text:style-name="P6">En este ultimo punto se ha hecho alusión al “pipeline”, como una característica de los procesadores que junto a los salto condicionales dan sentido a los predicadores de salto. Entonces por un lado tenemos los saltos condicionales que generan incertidumbre a la hora de determinar cual sera la siguiente instrucción a ejecutar y por otro lado tenemos el pipeline de instrucciones sobre el cual haremos una breve referencia a fin de poder plantear su importancia en todo este asunto.</text:p>
      <text:p text:style-name="P6"/>
      <text:p text:style-name="P7"/>
      <text:p text:style-name="P7"/>
      <text:p text:style-name="P7"/>
      <text:p text:style-name="P7"/>
      <text:p text:style-name="P7"/>
      <text:p text:style-name="P7"/>
      <text:p text:style-name="P7"><text:soft-page-break/>Nuevamente comencemos con una definición sobre la que apoyarnos :</text:p>
      <text:p text:style-name="P7"/>
      <text:p text:style-name="P8"><text:span text:style-name="T7">“</text:span><text:span text:style-name="T4">El </text:span><text:span text:style-name="T8">pipeline</text:span><text:span text:style-name="T5"> </text:span><text:span text:style-name="T4">es una técnica para implementar el paralelismo a nivel de instrucciones dentro de un solo procesador. </text:span><text:span text:style-name="T8">Pipelining</text:span><text:span text:style-name="T4">intenta mantener ocupada a cada parte del procesador, dividiendo las instrucciones entrantes en una serie de pasos secuenciales, que se realizan por diferentes unidades del procesador que trabajan de forma simultánea. Aumenta el rendimiento de la CPU a una velocidad de reloj determinada, aunque puede aumentar la latencia debido a la sobrecarga adicional del proceso de </text:span><text:span text:style-name="T8">pipeline</text:span><text:span text:style-name="T5"> </text:span><text:span text:style-name="T4">en sí.</text:span><text:span text:style-name="T7">”</text:span></text:p>
      <text:p text:style-name="P8"/>
      <text:p text:style-name="P8"/>
      <text:p text:style-name="P8"/>
      <text:p text:style-name="P7">Lo mas importante para nuestro propósito a destacar de esta definición es la ejecución paralela de instrucciones es decir que las instrucciones en el procesador se ejecutan de manera simultanea aunque en cierto modo también se ejecutan secuencialmente. Es decir , las <text:span text:style-name="T9">instrucciones</text:span> se ejecutan paralelamente en el procesador ya que en cada momento o ciclo de instrucción, hay en el mismo, mas de una instrucción ejecutándose <text:span text:style-name="T9">simultáneamente</text:span> pero tal y como se plantea en la <text:span text:style-name="T9">definición</text:span> cada <text:span text:style-name="T9">instrucción</text:span> se encuentra en alguno de los pasos “secuenciales“ <text:s/><text:span text:style-name="T9">definidos por el mismo pipeline. Un modo de enfocar el pipeline en un procesador sera dividiendo el procesador en varias partes o unidades funcionales donde cada parte se encargaría de procesar individualmente cada una de la etapas por las que pasa una instrucción dentro de un procesador desde que es decodificada asta que es finalizada. Sin profundizar mucha mas en el tema, ya que el pipeline no es el objetivo de este trabajo, podría decirse que el pipeline nos permite dividir un procesador en varias etapas secuenciales que a su vez nos permiten la ejecución paralela de tantas instrucciones como etapas haya, incluso mas ya que hay etapas en las que se puede estar ejecutando mas de una instrucción simultáneamente. Con esto dicho ya podemos pasar a plantear la razón por la que resulta necesario tener un predictor de salto.</text:span></text:p>
      <text:p text:style-name="P7"/>
      <text:p text:style-name="P7"/>
      <text:p text:style-name="P7"/>
      <text:p text:style-name="P3"/>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15:06:35.964025944</meta:creation-date>
    <dc:date>2020-02-23T16:36:47.953390677</dc:date>
    <meta:editing-duration>PT3M50S</meta:editing-duration>
    <meta:editing-cycles>2</meta:editing-cycles>
    <meta:generator>LibreOffice/6.3.4.2$Linux_X86_64 LibreOffice_project/30$Build-2</meta:generator>
    <meta:document-statistic meta:table-count="0" meta:image-count="0" meta:object-count="0" meta:page-count="2" meta:paragraph-count="17" meta:word-count="832" meta:character-count="5163" meta:non-whitespace-character-count="4344"/>
  </office:meta>
</office:document-meta>
</file>